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0f8ff" draw:auto-grow-height="true" draw:auto-grow-width="false" fo:max-height="0cm" fo:min-height="2.63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aebd7" draw:auto-grow-height="true" draw:auto-grow-width="false" fo:max-height="0cm" fo:min-height="2.6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63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-color="#f0ffff" draw:textarea-horizontal-align="justify" draw:textarea-vertical-align="middle" draw:auto-grow-height="false" fo:min-height="1.142cm" fo:min-width="21.29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-color="#9400d3" draw:textarea-horizontal-align="justify" draw:textarea-vertical-align="middle" draw:auto-grow-height="false" fo:min-height="1.142cm" fo:min-width="4.09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fff0f5" draw:textarea-horizontal-align="justify" draw:textarea-vertical-align="middle" draw:auto-grow-height="false" fo:min-height="1.324cm" fo:min-width="2.47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0ffff" draw:textarea-horizontal-align="justify" draw:textarea-vertical-align="middle" draw:auto-grow-height="false" fo:min-height="1.142cm" fo:min-width="3.49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febcd" draw:textarea-horizontal-align="justify" draw:textarea-vertical-align="middle" draw:auto-grow-height="false" fo:min-height="1.142cm" fo:min-width="7.29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draw:marker-start-width="0.279cm" draw:marker-end-width="0.279cm" draw:fill="none" draw:textarea-horizontal-align="justify" draw:textarea-vertical-align="middle" draw:auto-grow-height="false" fo:min-height="1.684cm" fo:min-width="6.83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676cm" fo:min-width="7.02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84cm" fo:min-width="7.634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draw:marker-start-width="0.279cm" draw:marker-end-width="0.279cm" draw:fill-color="#fffacd" draw:textarea-horizontal-align="justify" draw:textarea-vertical-align="middle" draw:auto-grow-height="false" fo:min-height="1.142cm" fo:min-width="7.29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2cm" fo:min-width="5.5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fill-color="#faebd7" draw:textarea-horizontal-align="justify" draw:textarea-vertical-align="top" draw:auto-grow-height="false" fo:min-height="7.15cm" fo:min-width="11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draw:fill-color="#afeeee" draw:textarea-horizontal-align="justify" draw:textarea-vertical-align="top" draw:auto-grow-height="false" fo:min-height="7.15cm" fo:min-width="11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objectwithoutfill">
      <style:graphic-properties svg:stroke-width="0.053cm" svg:stroke-color="#ffa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69b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ff69b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-color="#ffe4e1" draw:textarea-horizontal-align="justify" draw:textarea-vertical-align="top" draw:auto-grow-height="false" fo:min-height="4.95cm" fo:min-width="11.5cm"/>
      <style:paragraph-properties style:writing-mode="lr-tb"/>
    </style:style>
    <style:style style:name="gr26" style:family="graphic" style:parent-style-name="standard">
      <style:graphic-properties draw:stroke="none" draw:fill-color="#faebd7" draw:textarea-horizontal-align="justify" draw:textarea-vertical-align="top" draw:auto-grow-height="false" fo:min-height="9.75cm" fo:min-width="11.5cm"/>
      <style:paragraph-properties style:writing-mode="lr-tb"/>
    </style:style>
    <style:style style:name="gr27" style:family="graphic" style:parent-style-name="standard">
      <style:graphic-properties draw:stroke="none" draw:fill-color="#d8bfd8" draw:textarea-horizontal-align="justify" draw:textarea-vertical-align="top" draw:auto-grow-height="false" fo:min-height="9.75cm" fo:min-width="11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39cm"/>
      <style:paragraph-properties style:writing-mode="lr-tb"/>
    </style:style>
    <style:style style:name="gr29" style:family="graphic" style:parent-style-name="standard">
      <style:graphic-properties draw:stroke="none" draw:fill-color="#faebd7" draw:textarea-horizontal-align="justify" draw:textarea-vertical-align="top" draw:auto-grow-height="false" fo:min-height="7.15cm" fo:min-width="18.3cm"/>
      <style:paragraph-properties style:writing-mode="lr-tb"/>
    </style:style>
    <style:style style:name="gr30" style:family="graphic" style:parent-style-name="standard">
      <style:graphic-properties draw:stroke="none" draw:fill-color="#faebd7" draw:textarea-horizontal-align="justify" draw:textarea-vertical-align="top" draw:auto-grow-height="false" fo:min-height="7.15cm" fo:min-width="24.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2" style:family="graphic" style:parent-style-name="standard">
      <style:graphic-properties draw:stroke="none" draw:fill-color="#faebd7" draw:textarea-horizontal-align="justify" draw:textarea-vertical-align="top" draw:auto-grow-height="false" fo:min-height="8.35cm" fo:min-width="11.5cm"/>
      <style:paragraph-properties style:writing-mode="lr-tb"/>
    </style:style>
    <style:style style:name="gr3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draw:fill-color="#afeeee" draw:textarea-horizontal-align="justify" draw:textarea-vertical-align="top" draw:auto-grow-height="false" fo:min-height="12.75cm" fo:min-width="12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7" style:family="graphic" style:parent-style-name="standard">
      <style:graphic-properties draw:stroke="none" draw:fill-color="#faf0e6" draw:textarea-horizontal-align="justify" draw:textarea-vertical-align="middle" draw:auto-grow-height="false" fo:min-height="11.293cm" fo:min-width="16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41" style:family="graphic" style:parent-style-name="standard">
      <style:graphic-properties draw:stroke="none" draw:fill-color="#faf0e6" draw:textarea-horizontal-align="justify" draw:textarea-vertical-align="middle" draw:auto-grow-height="false" fo:min-height="7.293cm" fo:min-width="16.1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14cm" fo:min-width="20.164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2cm" fo:min-width="20.112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draw:stroke="none" draw:fill-color="#faebd7" draw:textarea-horizontal-align="justify" draw:textarea-vertical-align="middle" draw:auto-grow-height="false" fo:min-height="11.95cm" fo:min-width="14.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6" style:family="graphic" style:parent-style-name="standard">
      <style:graphic-properties draw:stroke="none" draw:fill-color="#faebd7" draw:textarea-horizontal-align="justify" draw:textarea-vertical-align="top" draw:auto-grow-height="false" fo:min-height="10.75cm" fo:min-width="21.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916cm" fo:min-width="6.66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78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961cm" style:use-optimal-column-width="false"/>
    </style:style>
    <style:style style:name="co2" style:family="table-column">
      <style:table-column-properties style:column-width="19.638cm" style:use-optimal-column-width="false"/>
    </style:style>
    <style:style style:name="co3" style:family="table-column">
      <style:table-column-properties style:column-width="6.64cm" style:use-optimal-column-width="false"/>
    </style:style>
    <style:style style:name="co4" style:family="table-column">
      <style:table-column-properties style:column-width="18.95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48cm" style:use-optimal-row-height="false"/>
    </style:style>
    <style:style style:name="ro3" style:family="table-row">
      <style:table-row-properties style:row-height="1.34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DejaVu Sans Mono1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0f8ff"/>
      <style:paragraph-properties style:writing-mode="lr-tb"/>
      <style:text-properties style:font-name="DejaVu Sans Mono1"/>
    </style:style>
    <style:style style:name="P5" style:family="paragraph">
      <loext:graphic-properties draw:fill="solid" draw:fill-color="#faebd7"/>
      <style:paragraph-properties style:writing-mode="lr-tb"/>
      <style:text-properties style:font-name="DejaVu Sans Mono1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Mono"/>
    </style:style>
    <style:style style:name="P8" style:family="paragraph">
      <loext:graphic-properties draw:fill-color="#f0ffff"/>
      <style:paragraph-properties fo:text-align="center" style:writing-mode="lr-tb"/>
      <style:text-properties style:font-name="Liberation Mono"/>
    </style:style>
    <style:style style:name="P9" style:family="paragraph">
      <style:paragraph-properties fo:text-align="center" style:writing-mode="lr-tb"/>
      <style:text-properties fo:color="#ffff00" fo:background-color="transparent"/>
    </style:style>
    <style:style style:name="P10" style:family="paragraph">
      <loext:graphic-properties draw:fill-color="#9400d3"/>
      <style:paragraph-properties fo:text-align="center" style:writing-mode="lr-tb"/>
      <style:text-properties fo:color="#ffff00" fo:background-color="transparent"/>
    </style:style>
    <style:style style:name="P11" style:family="paragraph">
      <style:paragraph-properties fo:text-align="center" style:writing-mode="lr-tb"/>
      <style:text-properties style:font-name="Liberation Mono"/>
    </style:style>
    <style:style style:name="P12" style:family="paragraph">
      <loext:graphic-properties draw:fill-color="#fff0f5"/>
      <style:paragraph-properties fo:text-align="center" style:writing-mode="lr-tb"/>
      <style:text-properties style:font-name="Liberation Mono"/>
    </style:style>
    <style:style style:name="P13" style:family="paragraph">
      <loext:graphic-properties draw:fill-color="#ffebcd"/>
      <style:paragraph-properties fo:text-align="center" style:writing-mode="lr-tb"/>
      <style:text-properties style:font-name="Liberation Mono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Liberation Mono"/>
    </style:style>
    <style:style style:name="P16" style:family="paragraph">
      <loext:graphic-properties draw:fill="none"/>
      <style:paragraph-properties fo:text-align="center" style:writing-mode="lr-tb"/>
      <style:text-properties style:font-name="Liberation Mono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start" style:writing-mode="lr-tb"/>
      <style:text-properties style:font-name="Liberation Mono"/>
    </style:style>
    <style:style style:name="P19" style:family="paragraph">
      <loext:graphic-properties draw:fill-color="#fffacd"/>
      <style:paragraph-properties fo:text-align="center" style:writing-mode="lr-tb"/>
      <style:text-properties style:font-name="Liberation Mono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DejaVu Sans Mono1"/>
    </style:style>
    <style:style style:name="P23" style:family="paragraph">
      <style:paragraph-properties fo:text-align="start" style:writing-mode="lr-tb"/>
      <style:text-properties style:font-name="DejaVu Sans Mono1"/>
    </style:style>
    <style:style style:name="P24" style:family="paragraph">
      <loext:graphic-properties draw:fill-color="#faebd7"/>
      <style:paragraph-properties fo:text-align="start" style:writing-mode="lr-tb"/>
      <style:text-properties style:font-name="DejaVu Sans Mono1"/>
    </style:style>
    <style:style style:name="P25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26" style:family="paragraph">
      <loext:graphic-properties draw:fill-color="#afeeee"/>
      <style:paragraph-properties fo:text-align="start" style:writing-mode="lr-tb"/>
      <style:text-properties style:font-name="DejaVu Sans Mono1"/>
    </style:style>
    <style:style style:name="P27" style:family="paragraph">
      <loext:graphic-properties draw:fill-color="#ffe4e1"/>
      <style:paragraph-properties fo:text-align="start" style:writing-mode="lr-tb"/>
      <style:text-properties style:font-name="DejaVu Sans Mono1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P29" style:family="paragraph">
      <loext:graphic-properties draw:fill-color="#d8bfd8"/>
      <style:paragraph-properties fo:text-align="start" style:writing-mode="lr-tb"/>
      <style:text-properties style:font-name="DejaVu Sans Mono1"/>
    </style:style>
    <style:style style:name="P30" style:family="paragraph">
      <loext:graphic-properties draw:fill="solid"/>
      <style:paragraph-properties fo:text-align="center"/>
      <style:text-properties fo:font-weight="bold"/>
    </style:style>
    <style:style style:name="P31" style:family="paragraph">
      <loext:graphic-properties draw:fill="none" draw:fill-color="#ffffff"/>
      <style:paragraph-properties style:writing-mode="lr-tb"/>
      <style:text-properties style:font-name="DejaVu Sans Mono1" fo:font-weight="bold"/>
    </style:style>
    <style:style style:name="P32" style:family="paragraph">
      <style:paragraph-properties fo:text-align="start" style:writing-mode="lr-tb"/>
      <style:text-properties style:font-name="DejaVu Sans Mono1" fo:font-weight="bold" style:font-weight-asian="normal" style:font-weight-complex="normal"/>
    </style:style>
    <style:style style:name="P33" style:family="paragraph">
      <loext:graphic-properties draw:fill-color="#faf0e6"/>
      <style:paragraph-properties fo:text-align="start" style:writing-mode="lr-tb"/>
      <style:text-properties style:font-name="DejaVu Sans Mono1" fo:font-weight="bold" style:font-weight-asian="normal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fo:color="#c9211e" fo:font-weight="bold"/>
    </style:style>
    <style:style style:name="P35" style:family="paragraph">
      <style:paragraph-properties fo:text-align="start" style:writing-mode="lr-tb"/>
      <style:text-properties style:font-name="DejaVu Sans Mono1" fo:font-weight="normal" style:font-weight-asian="normal" style:font-weight-complex="normal"/>
    </style:style>
    <style:style style:name="P36" style:family="paragraph">
      <loext:graphic-properties draw:fill-color="#faf0e6"/>
      <style:paragraph-properties fo:text-align="start" style:writing-mode="lr-tb"/>
      <style:text-properties style:font-name="DejaVu Sans Mono1" fo:font-weight="normal" style:font-weight-asian="normal" style:font-weight-complex="normal"/>
    </style:style>
    <style:style style:name="P37" style:family="paragraph">
      <style:paragraph-properties style:writing-mode="lr-tb"/>
    </style:style>
    <style:style style:name="P38" style:family="paragraph">
      <loext:graphic-properties draw:fill-color="#faebd7"/>
      <style:paragraph-properties fo:text-align="start" style:writing-mode="lr-tb"/>
      <style:text-properties style:font-name="Liberation Mono"/>
    </style:style>
    <style:style style:name="P39" style:family="paragraph">
      <style:paragraph-properties fo:text-align="center" style:writing-mode="lr-tb"/>
      <style:text-properties fo:font-weight="bold"/>
    </style:style>
    <style:style style:name="P4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font-name="DejaVu Sans Mono1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 style:font-name="DejaVu Sans Mono1"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Mono" fo:font-size="32pt" style:font-size-asian="32pt" style:font-size-complex="32pt"/>
    </style:style>
    <style:style style:name="T7" style:family="text">
      <style:text-properties fo:color="#ffff00" fo:font-size="26pt" fo:background-color="transparent" style:font-size-asian="26pt" style:font-size-complex="26pt"/>
    </style:style>
    <style:style style:name="T8" style:family="text">
      <style:text-properties style:font-name="Liberation Mono" fo:font-size="20pt" style:font-size-asian="20pt" style:font-size-complex="20pt"/>
    </style:style>
    <style:style style:name="T9" style:family="text">
      <style:text-properties style:font-name="Liberation Mono"/>
    </style:style>
    <style:style style:name="T10" style:family="text">
      <style:text-properties style:font-name="DejaVu Sans Mono1"/>
    </style:style>
    <style:style style:name="T11" style:family="text">
      <style:text-properties fo:color="#0000ff" style:font-name="DejaVu Sans Mono1"/>
    </style:style>
    <style:style style:name="T12" style:family="text">
      <style:text-properties fo:color="#0000ff"/>
    </style:style>
    <style:style style:name="T13" style:family="text">
      <style:text-properties style:font-name="DejaVu Sans Mono1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c9211e" style:font-name="DejaVu Sans Mono1" fo:font-size="22pt" style:font-size-asian="22pt" style:font-size-complex="22pt"/>
    </style:style>
    <style:style style:name="T16" style:family="text">
      <style:text-properties fo:color="#0000ff" style:font-name="DejaVu Sans Mono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ff" style:font-name="DejaVu Sans Mono1" fo:font-size="22pt" style:font-size-asian="22pt" style:font-size-complex="22pt"/>
    </style:style>
    <style:style style:name="T18" style:family="text">
      <style:text-properties fo:color="#c9211e" style:font-name="DejaVu Sans Mono1" fo:font-weight="bold" style:font-weight-asian="bold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ff" style:font-name="DejaVu Sans Mono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DejaVu Sans Mono1" fo:font-size="16pt" style:font-size-asian="16pt" style:font-size-complex="16pt"/>
    </style:style>
    <style:style style:name="T23" style:family="text">
      <style:text-properties fo:color="#c9211e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color="#c9211e" fo:font-size="22pt" style:font-size-asian="22pt" style:font-size-complex="22pt"/>
    </style:style>
    <style:style style:name="T26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ff" style:font-name="DejaVu Sans Mono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Liberation Mono" fo:font-size="16pt" style:font-size-asian="16pt" style:font-size-complex="16pt"/>
    </style:style>
    <style:style style:name="T29" style:family="text">
      <style:text-properties fo:font-weight="bold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Shell programming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More features in bash scrip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Debugging</text:p>
          </draw:text-box>
        </draw:frame>
        <draw:frame draw:style-name="gr2" draw:text-style-name="P4" draw:layer="layout" svg:width="13cm" svg:height="2.885cm" svg:x="1.6cm" svg:y="4.8cm">
          <draw:text-box>
            <text:p><text:span text:style-name="T1">set -x</text:span></text:p>
            <text:p><text:span text:style-name="T1">./myscript.sh</text:span></text:p>
          </draw:text-box>
        </draw:frame>
        <draw:frame draw:style-name="gr3" draw:text-style-name="P5" draw:layer="layout" svg:width="15.4cm" svg:height="2.877cm" svg:x="1.6cm" svg:y="9.923cm">
          <draw:text-box>
            <text:p><text:span text:style-name="T1">bash -x ./myscript.sh</text:span></text:p>
          </draw:text-box>
        </draw:frame>
        <draw:frame draw:style-name="gr4" draw:text-style-name="P6" draw:layer="layout" svg:width="11cm" svg:height="5.013cm" svg:x="15.6cm" svg:y="3.485cm">
          <draw:text-box>
            <text:p><text:span text:style-name="T2">Prints the command before</text:span><text:span text:style-name="T2"><text:line-break/></text:span><text:span text:style-name="T2">executing it</text:span></text:p>
            <text:p><text:span text:style-name="T2"/></text:p>
            <text:p><text:span text:style-name="T2">Place the </text:span><text:span text:style-name="T3">set -x</text:span><text:span text:style-name="T2"> inside the 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2" draw:layer="layout" svg:width="25.199cm" svg:height="2.629cm" svg:x="1.4cm" svg:y="0.628cm" presentation:class="title">
          <draw:text-box>
            <text:p text:style-name="P1">Combining conditions</text:p>
          </draw:text-box>
        </draw:frame>
        <draw:custom-shape draw:style-name="gr5" draw:text-style-name="P8" draw:layer="layout" svg:width="22cm" svg:height="1.6cm" svg:x="1.6cm" svg:y="6cm">
          <text:p text:style-name="P7"><text:span text:style-name="T4">[ $a -gt 3 ] </text:span><text:span text:style-name="T5">&amp;&amp;</text:span><text:span text:style-name="T4"> </text:span><text:span text:style-name="T6">[ $a -gt 7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2cm" svg:height="1.6cm" svg:x="1.6cm" svg:y="11cm">
          <text:p text:style-name="P7"><text:span text:style-name="T4">[ $a -lt 3 ] </text:span><text:span text:style-name="T5">||</text:span><text:span text:style-name="T4"> </text:span><text:span text:style-name="T6">[ $a -gt 7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10" xml:id="id1" draw:id="id1" draw:layer="layout" svg:width="4.8cm" svg:height="1.6cm" svg:x="10.6cm" svg:y="8.8cm">
          <text:p text:style-name="P9"><text:span text:style-name="T7">arithme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2" draw:id="id2" draw:layer="layout" svg:width="3.2cm" svg:height="1.8cm" svg:x="5.7cm" svg:y="7.5cm">
          <text:p text:style-name="P11"><text:span text:style-name="T6">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4.2cm" svg:height="1.6cm" svg:x="15cm" svg:y="6.6cm">
          <text:p text:style-name="P11"><text:span text:style-name="T6">ex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4" draw:id="id4" draw:layer="layout" svg:width="8cm" svg:height="1.6cm" svg:x="16.2cm" svg:y="10.6cm">
          <text:p text:style-name="P11"><text:span text:style-name="T8">$(( expression 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5" draw:id="id5" draw:layer="layout" svg:width="7.6cm" svg:height="2.2cm" svg:x="0.6cm" svg:y="3.6cm">
          <text:p text:style-name="P14"><text:span text:style-name="T8">let a=$1+5</text:span></text:p>
          <text:p text:style-name="P14"><text:span text:style-name="T8">let “a = $1 + 5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6" draw:id="id6" draw:layer="layout" svg:width="7.9cm" svg:height="3.3cm" svg:x="19.8cm" svg:y="5.7cm">
          <text:p text:style-name="P11"><text:span text:style-name="T9">expr $a + 20</text:span></text:p>
          <text:p text:style-name="P7"><text:span text:style-name="T9">expr “$a + 20”</text:span></text:p>
          <text:p text:style-name="P7"><text:span text:style-name="T9">b=$( expr $a + 20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7" draw:id="id7" draw:layer="layout" svg:width="8.4cm" svg:height="2.2cm" svg:x="19.2cm" svg:y="13.2cm">
          <text:p text:style-name="P11"><text:span text:style-name="T9">b=$(( $a + 10 ))</text:span></text:p>
          <text:p text:style-name="P11"><text:span text:style-name="T9">(( b++ 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draw:type="curve" svg:x1="10.6cm" svg:y1="9.6cm" svg:x2="8.9cm" svg:y2="8.4cm" draw:start-shape="id1" draw:start-glue-point="3" draw:end-shape="id2" draw:end-glue-point="1" svg:d="M10600 9600c-1273 0-424-1200-1700-1200" svg:viewBox="0 0 1701 1201">
          <text:p/>
        </draw:connector>
        <draw:connector draw:style-name="gr13" draw:text-style-name="P17" draw:layer="layout" draw:type="curve" svg:x1="13cm" svg:y1="8.8cm" svg:x2="15cm" svg:y2="7.4cm" draw:start-shape="id1" draw:start-glue-point="0" draw:end-shape="id3" draw:end-glue-point="3" svg:d="M13000 8800c0-934 666-1400 2000-1400" svg:viewBox="0 0 2001 1401">
          <text:p/>
        </draw:connector>
        <draw:connector draw:style-name="gr13" draw:text-style-name="P17" draw:layer="layout" draw:type="curve" svg:x1="15.4cm" svg:y1="9.6cm" svg:x2="20.2cm" svg:y2="10.6cm" draw:start-shape="id1" draw:start-glue-point="1" draw:end-shape="id4" draw:end-glue-point="0" svg:d="M15400 9600c3200 0 4800 333 4800 1000" svg:viewBox="0 0 4801 1001">
          <text:p/>
        </draw:connector>
        <draw:connector draw:style-name="gr14" draw:text-style-name="P17" draw:layer="layout" draw:type="curve" svg:x1="5.7cm" svg:y1="8.4cm" svg:x2="4.4cm" svg:y2="5.8cm" draw:start-shape="id2" draw:start-glue-point="3" draw:end-shape="id5" draw:end-glue-point="2" svg:d="M5700 8400c-867 0-1300-866-1300-2600" svg:viewBox="0 0 1301 2601">
          <text:p/>
        </draw:connector>
        <draw:connector draw:style-name="gr14" draw:text-style-name="P17" draw:layer="layout" draw:type="curve" svg:x1="19.2cm" svg:y1="7.4cm" svg:x2="19.8cm" svg:y2="7.35cm" draw:start-shape="id3" draw:start-glue-point="1" draw:end-shape="id6" draw:end-glue-point="3" svg:d="M19200 7400c451 0 152-50 600-50" svg:viewBox="0 0 601 51">
          <text:p/>
        </draw:connector>
        <draw:connector draw:style-name="gr14" draw:text-style-name="P17" draw:layer="layout" draw:type="curve" svg:x1="20.2cm" svg:y1="12.2cm" svg:x2="23.4cm" svg:y2="13.2cm" draw:start-shape="id4" draw:start-glue-point="2" draw:end-shape="id7" draw:end-glue-point="0" svg:d="M20200 12200c0 751 3200 252 3200 1000" svg:viewBox="0 0 3201 1001">
          <text:p/>
        </draw:connector>
        <draw:frame presentation:style-name="pr1" draw:text-style-name="P2" draw:layer="layout" svg:width="25.199cm" svg:height="2.629cm" svg:x="1.401cm" svg:y="0.629cm" presentation:class="title" presentation:user-transformed="true">
          <draw:text-box>
            <text:p text:style-name="P1">Shell arithmetic</text:p>
          </draw:text-box>
        </draw:frame>
        <draw:custom-shape draw:style-name="gr15" draw:text-style-name="P19" xml:id="id8" draw:id="id8" draw:layer="layout" svg:width="8cm" svg:height="1.6cm" svg:x="1.2cm" svg:y="10.4cm">
          <text:p text:style-name="P18"><text:span text:style-name="T8">$[ expression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draw:type="curve" svg:x1="10.6cm" svg:y1="9.6cm" svg:x2="9.2cm" svg:y2="11.2cm" draw:start-shape="id1" draw:start-glue-point="3" draw:end-shape="id8" draw:end-glue-point="1" svg:d="M10600 9600c-1048 0-349 1600-1400 1600" svg:viewBox="0 0 1401 1601">
          <text:p/>
        </draw:connector>
        <draw:custom-shape draw:style-name="gr16" draw:text-style-name="P20" xml:id="id9" draw:id="id9" draw:layer="layout" svg:width="6.2cm" svg:height="1.4cm" svg:x="0.4cm" svg:y="13.8cm">
          <text:p text:style-name="P18"><text:span text:style-name="T9">b=$[ $a + 10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7" draw:layer="layout" draw:type="curve" svg:x1="5.2cm" svg:y1="12cm" svg:x2="3.5cm" svg:y2="13.8cm" draw:start-shape="id8" draw:start-glue-point="2" draw:end-shape="id9" draw:end-glue-point="0" svg:d="M5200 12000c0 1351-1700 452-1700 1800" svg:viewBox="0 0 1701 18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5" draw:text-style-name="P2" draw:layer="layout" svg:width="25.199cm" svg:height="1.737cm" svg:x="1.4cm" svg:y="0.546cm" presentation:class="title" presentation:user-transformed="true">
          <draw:text-box>
            <text:p text:style-name="P1">expr command operators - 1</text:p>
          </draw:text-box>
        </draw:frame>
        <draw:frame draw:style-name="standard" draw:layer="layout" svg:width="25.598cm" svg:height="13.127cm" svg:x="0.596cm" svg:y="2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1"><text:span text:style-name="T10">a </text:span><text:span text:style-name="T11">+</text:span><text:span text:style-name="T10"> b</text:span></text:p>
              </table:table-cell>
              <table:table-cell table:style-name="ce2">
                <text:p>Return arithmetic <text:span text:style-name="T12">sum</text:span> of a and b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-</text:span><text:span text:style-name="T10"> b</text:span></text:p>
              </table:table-cell>
              <table:table-cell table:style-name="ce2">
                <text:p>Return arithmetic <text:span text:style-name="T12">difference</text:span> of a and b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*</text:span><text:span text:style-name="T10"> b</text:span></text:p>
              </table:table-cell>
              <table:table-cell table:style-name="ce2">
                <text:p>Return arithmetic <text:span text:style-name="T12">product</text:span> of a and b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/</text:span><text:span text:style-name="T10"> b</text:span></text:p>
              </table:table-cell>
              <table:table-cell table:style-name="ce2">
                <text:p>Return arithmetic <text:span text:style-name="T12">quotient</text:span> of a divided by b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%</text:span><text:span text:style-name="T10"> b</text:span></text:p>
              </table:table-cell>
              <table:table-cell table:style-name="ce2">
                <text:p>Return arithmetic <text:span text:style-name="T12">remainder</text:span> of a divided by b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&gt;</text:span><text:span text:style-name="T10"> b</text:span></text:p>
              </table:table-cell>
              <table:table-cell table:style-name="ce2">
                <text:p>Return <text:span text:style-name="T12">1</text:span> if a greater than b; else return <text:span text:style-name="T12">0</text:span>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&gt;=</text:span><text:span text:style-name="T10"> b</text:span></text:p>
              </table:table-cell>
              <table:table-cell table:style-name="ce2">
                <text:p>Return <text:span text:style-name="T12">1</text:span> if a greater than or equal to b; else return <text:span text:style-name="T12">0</text:span>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&lt;</text:span><text:span text:style-name="T10"> b</text:span></text:p>
              </table:table-cell>
              <table:table-cell table:style-name="ce2">
                <text:p>Return <text:span text:style-name="T12">1</text:span> if a less than b; else return <text:span text:style-name="T12">0</text:span></text:p>
              </table:table-cell>
            </table:table-row>
            <table:table-row table:style-name="ro2">
              <table:table-cell table:style-name="ce1">
                <text:p text:style-name="P22"><text:span text:style-name="T10">a </text:span><text:span text:style-name="T11">&lt;=</text:span><text:span text:style-name="T10"> b</text:span></text:p>
              </table:table-cell>
              <table:table-cell table:style-name="ce2">
                <text:p>Return <text:span text:style-name="T12">1</text:span> if a less than or equal to b; else return <text:span text:style-name="T12">0</text:span></text:p>
              </table:table-cell>
            </table:table-row>
            <table:table-row table:style-name="ro3">
              <table:table-cell table:style-name="ce1">
                <text:p text:style-name="P22"><text:span text:style-name="T10">a </text:span><text:span text:style-name="T11">=</text:span><text:span text:style-name="T10"> b</text:span></text:p>
              </table:table-cell>
              <table:table-cell table:style-name="ce2">
                <text:p>Return <text:span text:style-name="T12">1</text:span> if a equals b; else return <text:span text:style-name="T12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5" draw:text-style-name="P2" draw:layer="layout" svg:width="25.199cm" svg:height="1.737cm" svg:x="1.4cm" svg:y="0.546cm" presentation:class="title" presentation:user-transformed="true">
          <draw:text-box>
            <text:p text:style-name="P1">expr command operators - 2</text:p>
          </draw:text-box>
        </draw:frame>
        <draw:frame draw:style-name="standard" draw:layer="layout" svg:width="25.598cm" svg:height="13.462cm" svg:x="0.596cm" svg:y="2.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1"><text:span text:style-name="T10">a | b</text:span></text:p>
              </table:table-cell>
              <table:table-cell table:style-name="ce2">
                <text:p>Return <text:span text:style-name="T12">a</text:span> if neither argument is null or 0; else return <text:span text:style-name="T12">b</text:span></text:p>
              </table:table-cell>
            </table:table-row>
            <table:table-row table:style-name="ro2">
              <table:table-cell table:style-name="ce1">
                <text:p text:style-name="P22"><text:span text:style-name="T10">a &amp; b</text:span></text:p>
              </table:table-cell>
              <table:table-cell table:style-name="ce2">
                <text:p>Return <text:span text:style-name="T12">a</text:span> if neither argument is null or 0; else return <text:span text:style-name="T12">0</text:span></text:p>
              </table:table-cell>
            </table:table-row>
            <table:table-row table:style-name="ro2">
              <table:table-cell table:style-name="ce1">
                <text:p text:style-name="P22"><text:span text:style-name="T10">a != b</text:span></text:p>
              </table:table-cell>
              <table:table-cell table:style-name="ce2">
                <text:p>Return <text:span text:style-name="T12">1</text:span> if a is not equal to b; else return <text:span text:style-name="T12">0</text:span></text:p>
              </table:table-cell>
            </table:table-row>
            <table:table-row table:style-name="ro2">
              <table:table-cell table:style-name="ce1">
                <text:p text:style-name="P22"><text:span text:style-name="T10">str : reg</text:span></text:p>
              </table:table-cell>
              <table:table-cell table:style-name="ce2">
                <text:p>Return the position upto anchored pattern <text:span text:style-name="T12">match</text:span> with BRE str</text:p>
              </table:table-cell>
            </table:table-row>
            <table:table-row table:style-name="ro2">
              <table:table-cell table:style-name="ce1">
                <text:p text:style-name="P22"><text:span text:style-name="T10">match str reg</text:span></text:p>
              </table:table-cell>
              <table:table-cell table:style-name="ce2">
                <text:p>Return the pattern <text:span text:style-name="T12">match</text:span> if reg matches pattern in str</text:p>
              </table:table-cell>
            </table:table-row>
            <table:table-row table:style-name="ro2">
              <table:table-cell table:style-name="ce1">
                <text:p text:style-name="P22"><text:span text:style-name="T10">substr str n m</text:span></text:p>
              </table:table-cell>
              <table:table-cell table:style-name="ce2">
                <text:p>Return the <text:span text:style-name="T12">substring</text:span> m chars in length starting at position n</text:p>
              </table:table-cell>
            </table:table-row>
            <table:table-row table:style-name="ro2">
              <table:table-cell table:style-name="ce1">
                <text:p text:style-name="P22"><text:span text:style-name="T10">index str chars</text:span></text:p>
              </table:table-cell>
              <table:table-cell table:style-name="ce2">
                <text:p>Return <text:span text:style-name="T12">position</text:span> in str where any one of chars is found; <text:line-break/>else return 0</text:p>
              </table:table-cell>
            </table:table-row>
            <table:table-row table:style-name="ro2">
              <table:table-cell table:style-name="ce1">
                <text:p text:style-name="P22"><text:span text:style-name="T10">length str</text:span></text:p>
              </table:table-cell>
              <table:table-cell table:style-name="ce2">
                <text:p>Return numeric <text:span text:style-name="T12">length</text:span> of string str</text:p>
              </table:table-cell>
            </table:table-row>
            <table:table-row table:style-name="ro2">
              <table:table-cell table:style-name="ce1">
                <text:p text:style-name="P22"><text:span text:style-name="T10">+ token</text:span></text:p>
              </table:table-cell>
              <table:table-cell table:style-name="ce2">
                <text:p>Interpret token as string even if its a keyword</text:p>
              </table:table-cell>
            </table:table-row>
            <table:table-row table:style-name="ro3">
              <table:table-cell table:style-name="ce1">
                <text:p text:style-name="P22"><text:span text:style-name="T10">(exprn)</text:span></text:p>
              </table:table-cell>
              <table:table-cell table:style-name="ce2">
                <text:p>Return the value of expression expr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heredoc feature</text:p>
          </draw:text-box>
        </draw:frame>
        <draw:custom-shape draw:style-name="gr17" draw:text-style-name="P24" draw:layer="layout" svg:width="12cm" svg:height="7.4cm" svg:x="1.2cm" svg:y="5.8cm">
          <text:p text:style-name="P23"><text:span text:style-name="T10">a=2.5</text:span></text:p>
          <text:p text:style-name="P23"><text:span text:style-name="T10">b=3.2</text:span></text:p>
          <text:p text:style-name="P23"><text:span text:style-name="T10">c=4</text:span></text:p>
          <text:p text:style-name="P23"><text:span text:style-name="T10">d=$(bc -l &lt;&lt; EOF</text:span></text:p>
          <text:p text:style-name="P23"><text:span text:style-name="T10">scale = 5</text:span></text:p>
          <text:p text:style-name="P23"><text:span text:style-name="T10">($a+$b)^$c</text:span></text:p>
          <text:p text:style-name="P23"><text:span text:style-name="T10">EOF</text:span></text:p>
          <text:p text:style-name="P23"><text:span text:style-name="T10">)</text:span></text:p>
          <text:p text:style-name="P23"><text:span text:style-name="T10">echo $d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11.8cm" svg:height="0.988cm" svg:x="1.2cm" svg:y="14cm">
          <draw:text-box>
            <text:p><text:span text:style-name="T10">1055.6001</text:span></text:p>
          </draw:text-box>
        </draw:frame>
        <draw:frame draw:style-name="gr19" draw:text-style-name="P6" draw:layer="layout" svg:width="6.8cm" svg:height="1.673cm" svg:x="20.2cm" svg:y="13.6cm">
          <draw:text-box>
            <text:p>A hyphen tells bash to </text:p>
            <text:p>ignore leading tabs</text:p>
          </draw:text-box>
        </draw:frame>
        <draw:custom-shape draw:style-name="gr20" draw:text-style-name="P26" draw:layer="layout" svg:width="12cm" svg:height="7.4cm" svg:x="14.6cm" svg:y="5.8cm">
          <text:p text:style-name="P23"><text:span text:style-name="T10">a=2.5</text:span></text:p>
          <text:p text:style-name="P23"><text:span text:style-name="T10">b=3.2</text:span></text:p>
          <text:p text:style-name="P23"><text:span text:style-name="T10">c=4</text:span></text:p>
          <text:p text:style-name="P23"><text:span text:style-name="T10">d=$(bc -l &lt;&lt;</text:span><text:span text:style-name="T13">-</text:span><text:span text:style-name="T10"> ABC</text:span></text:p>
          <text:p text:style-name="P23"><text:span text:style-name="T10"><text:tab/></text:span><text:span text:style-name="T10">scale = 5</text:span></text:p>
          <text:p text:style-name="P23"><text:span text:style-name="T10"><text:tab/></text:span><text:span text:style-name="T10">($a+$b)^$c</text:span></text:p>
          <text:p text:style-name="P23"><text:span text:style-name="T10"><text:tab/></text:span><text:span text:style-name="T10">ABC</text:span></text:p>
          <text:p text:style-name="P23"><text:span text:style-name="T10">)</text:span></text:p>
          <text:p text:style-name="P23"><text:span text:style-name="T10">echo $d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2.6cm" svg:height="0.962cm" svg:x="14.4cm" svg:y="4.2cm">
          <draw:text-box>
            <text:p>Marker designation need not be EOF</text:p>
          </draw:text-box>
        </draw:frame>
        <draw:line draw:style-name="gr22" draw:text-style-name="P17" draw:layer="layout" svg:x1="22.2cm" svg:y1="13.5cm" svg:x2="19.8cm" svg:y2="8.7cm">
          <text:p/>
        </draw:line>
        <draw:line draw:style-name="gr23" draw:text-style-name="P17" draw:layer="layout" svg:x1="14.8cm" svg:y1="5.162cm" svg:x2="20cm" svg:y2="5.162cm">
          <text:p/>
        </draw:line>
        <draw:line draw:style-name="gr24" draw:text-style-name="P17" draw:layer="layout" svg:x1="17.6cm" svg:y1="5.162cm" svg:x2="20.8cm" svg:y2="8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if-elif-else-fi loop</text:p>
          </draw:text-box>
        </draw:frame>
        <draw:custom-shape draw:style-name="gr25" draw:text-style-name="P27" draw:layer="layout" svg:width="12cm" svg:height="5.2cm" svg:x="1.2cm" svg:y="4.4cm">
          <text:p text:style-name="P23"><text:span text:style-name="T10">if condition1</text:span></text:p>
          <text:p text:style-name="P23"><text:span text:style-name="T10">then</text:span></text:p>
          <text:p text:style-name="P23"><text:span text:style-name="T10"><text:tab/></text:span><text:span text:style-name="T10">commandset1</text:span></text:p>
          <text:p text:style-name="P23"><text:span text:style-name="T10">else</text:span></text:p>
          <text:p text:style-name="P23"><text:span text:style-name="T10"><text:tab/></text:span><text:span text:style-name="T10">commandset2</text:span></text:p>
          <text:p text:style-name="P23"><text:span text:style-name="T10">fi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2cm" svg:height="10cm" svg:x="15.2cm" svg:y="4.4cm">
          <text:p text:style-name="P23"><text:span text:style-name="T10">if condition1</text:span></text:p>
          <text:p text:style-name="P23"><text:span text:style-name="T10">then</text:span></text:p>
          <text:p text:style-name="P23"><text:span text:style-name="T10"><text:tab/></text:span><text:span text:style-name="T10">commandset1</text:span></text:p>
          <text:p text:style-name="P23"><text:span text:style-name="T10">elif condition2</text:span></text:p>
          <text:p text:style-name="P23"><text:span text:style-name="T10">then</text:span></text:p>
          <text:p text:style-name="P23"><text:span text:style-name="T10"><text:tab/></text:span><text:span text:style-name="T10">commandset2</text:span></text:p>
          <text:p text:style-name="P28"><text:span text:style-name="T10">elif condition3</text:span></text:p>
          <text:p text:style-name="P28"><text:span text:style-name="T10">then</text:span></text:p>
          <text:p text:style-name="P28"><text:span text:style-name="T10"><text:tab/></text:span><text:span text:style-name="T10">commandset3</text:span></text:p>
          <text:p text:style-name="P23"><text:span text:style-name="T10">else</text:span></text:p>
          <text:p text:style-name="P23"><text:span text:style-name="T10"><text:tab/></text:span><text:span text:style-name="T10">commandset4</text:span></text:p>
          <text:p text:style-name="P23"><text:span text:style-name="T10">f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case statement options</text:p>
          </draw:text-box>
        </draw:frame>
        <draw:custom-shape draw:style-name="gr27" draw:text-style-name="P29" draw:layer="layout" svg:width="12cm" svg:height="10cm" svg:x="1.6cm" svg:y="3.6cm">
          <text:p text:style-name="P23"><text:span text:style-name="T10">case $var in</text:span></text:p>
          <text:p text:style-name="P23"><text:span text:style-name="T10"><text:tab/></text:span><text:span text:style-name="T10">op1)</text:span></text:p>
          <text:p text:style-name="P23"><text:span text:style-name="T10"><text:tab/></text:span><text:span text:style-name="T10"><text:tab/></text:span><text:span text:style-name="T10">commandset1;;</text:span></text:p>
          <text:p text:style-name="P28"><text:span text:style-name="T10"><text:tab/></text:span><text:span text:style-name="T10">op2 | op3)</text:span></text:p>
          <text:p text:style-name="P28"><text:span text:style-name="T10"><text:tab/></text:span><text:span text:style-name="T10"><text:tab/></text:span><text:span text:style-name="T10">commandset2;;</text:span></text:p>
          <text:p text:style-name="P23"><text:span text:style-name="T10"><text:tab/></text:span><text:span text:style-name="T10">op4 | op5 | op6)</text:span></text:p>
          <text:p text:style-name="P23"><text:span text:style-name="T10"><text:tab/></text:span><text:span text:style-name="T10"><text:tab/></text:span><text:span text:style-name="T10">commandset3;;</text:span></text:p>
          <text:p text:style-name="P28"><text:span text:style-name="T10"><text:tab/></text:span><text:span text:style-name="T10">*)</text:span></text:p>
          <text:p text:style-name="P28"><text:span text:style-name="T10"><text:tab/></text:span><text:span text:style-name="T10"><text:tab/></text:span><text:span text:style-name="T10">commandset4;;</text:span></text:p>
          <text:p text:style-name="P23"><text:span text:style-name="T10">esac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4cm" svg:height="2.889cm" svg:x="15.4cm" svg:y="5.6cm">
          <draw:text-box>
            <text:p><text:span text:style-name="T14">commandset4 is the default for values of </text:span><text:span text:style-name="T15">$var</text:span><text:span text:style-name="T14"> not matching what are list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c style for loop : one variable</text:p>
          </draw:text-box>
        </draw:frame>
        <draw:custom-shape draw:style-name="gr29" draw:text-style-name="P24" draw:layer="layout" svg:width="18.8cm" svg:height="7.4cm" svg:x="1.2cm" svg:y="4.4cm">
          <text:p text:style-name="P23"><text:span text:style-name="T13">begin=1</text:span></text:p>
          <text:p text:style-name="P23"><text:span text:style-name="T13">finish=10</text:span></text:p>
          <text:p text:style-name="P23"><text:span text:style-name="T13">for (( a = $begin</text:span><text:span text:style-name="T16">;</text:span><text:span text:style-name="T13"> a &lt; $finish</text:span><text:span text:style-name="T16">;</text:span><text:span text:style-name="T13"> a++ ))</text:span></text:p>
          <text:p text:style-name="P23"><text:span text:style-name="T13">do</text:span></text:p>
          <text:p text:style-name="P23"><text:span text:style-name="T13"><text:tab/></text:span><text:span text:style-name="T13">echo $a</text:span></text:p>
          <text:p text:style-name="P23"><text:span text:style-name="T13">d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c style for loop : two variables</text:p>
          </draw:text-box>
        </draw:frame>
        <draw:custom-shape draw:style-name="gr30" draw:text-style-name="P24" draw:layer="layout" svg:width="25.4cm" svg:height="7.4cm" svg:x="1.2cm" svg:y="4.4cm">
          <text:p text:style-name="P23"><text:span text:style-name="T13">begin1=1</text:span></text:p>
          <text:p text:style-name="P23"><text:span text:style-name="T13">begin2=10</text:span></text:p>
          <text:p text:style-name="P23"><text:span text:style-name="T13">finish=10</text:span></text:p>
          <text:p text:style-name="P23"><text:span text:style-name="T13">for (( a=$begin1, b=$begin2</text:span><text:span text:style-name="T16">;</text:span><text:span text:style-name="T13"> a &lt; $finish</text:span><text:span text:style-name="T16">;</text:span><text:span text:style-name="T13"> a++, b-- ))</text:span></text:p>
          <text:p text:style-name="P23"><text:span text:style-name="T13">do</text:span></text:p>
          <text:p text:style-name="P23"><text:span text:style-name="T13"><text:tab/></text:span><text:span text:style-name="T13">echo $a $b</text:span></text:p>
          <text:p text:style-name="P23"><text:span text:style-name="T13">done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23.8cm" svg:height="1.119cm" svg:x="1.4cm" svg:y="12.8cm">
          <draw:text-box>
            <text:p><text:span text:style-name="T14">Note: Only one condition to close the for lo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processing output of a loop</text:p>
          </draw:text-box>
        </draw:frame>
        <draw:custom-shape draw:style-name="gr29" draw:text-style-name="P24" draw:layer="layout" svg:width="18.8cm" svg:height="7.4cm" svg:x="1.2cm" svg:y="4.4cm">
          <text:p text:style-name="P23"><text:span text:style-name="T13">filename=tmp.$$</text:span></text:p>
          <text:p text:style-name="P23"><text:span text:style-name="T13">begin=1</text:span></text:p>
          <text:p text:style-name="P23"><text:span text:style-name="T13">finish=10</text:span></text:p>
          <text:p text:style-name="P23"><text:span text:style-name="T13">for (( a = $begin</text:span><text:span text:style-name="T16">;</text:span><text:span text:style-name="T13"> a &lt; $finish</text:span><text:span text:style-name="T16">;</text:span><text:span text:style-name="T13"> a++ ))</text:span></text:p>
          <text:p text:style-name="P23"><text:span text:style-name="T13">do</text:span></text:p>
          <text:p text:style-name="P23"><text:span text:style-name="T13"><text:tab/></text:span><text:span text:style-name="T13">echo $a</text:span></text:p>
          <text:p text:style-name="P23"><text:span text:style-name="T13">done </text:span><text:span text:style-name="T17">&gt; $filename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23.8cm" svg:height="1.119cm" svg:x="1.4cm" svg:y="12.801cm">
          <draw:text-box>
            <text:p><text:span text:style-name="T14">Note: Output of the loop is redirected to the tmp f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break</text:p>
          </draw:text-box>
        </draw:frame>
        <draw:custom-shape draw:style-name="gr32" draw:text-style-name="P24" draw:layer="layout" svg:width="12cm" svg:height="8.6cm" svg:x="1.2cm" svg:y="3.6cm">
          <text:p text:style-name="P23"><text:span text:style-name="T10">n=10</text:span></text:p>
          <text:p text:style-name="P23"><text:span text:style-name="T10">i=0</text:span></text:p>
          <text:p text:style-name="P23"><text:span text:style-name="T10">while [ $i -lt $n ]</text:span></text:p>
          <text:p text:style-name="P23"><text:span text:style-name="T10">do</text:span></text:p>
          <text:p text:style-name="P23"><text:span text:style-name="T10"><text:s text:c="8"/></text:span><text:span text:style-name="T10">echo $i</text:span></text:p>
          <text:p text:style-name="P23"><text:span text:style-name="T10"><text:s text:c="8"/></text:span><text:span text:style-name="T10">(( i++ ))</text:span></text:p>
          <text:p text:style-name="P23"><text:span text:style-name="T10"><text:s text:c="8"/></text:span><text:span text:style-name="T10">if [ $i -eq 5 ]</text:span></text:p>
          <text:p text:style-name="P23"><text:span text:style-name="T10"><text:s text:c="8"/></text:span><text:span text:style-name="T10">then</text:span></text:p>
          <text:p text:style-name="P23"><text:span text:style-name="T10"><text:s text:c="16"/></text:span><text:span text:style-name="T10">break</text:span></text:p>
          <text:p text:style-name="P23"><text:span text:style-name="T10"><text:s text:c="8"/></text:span><text:span text:style-name="T10">fi</text:span></text:p>
          <text:p text:style-name="P23"><text:span text:style-name="T10">done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2.2cm" svg:height="0.962cm" svg:x="14.8cm" svg:y="6.638cm">
          <draw:text-box>
            <text:p>break out of inner loop</text:p>
          </draw:text-box>
        </draw:frame>
        <draw:line draw:style-name="gr33" draw:text-style-name="P30" draw:layer="layout" svg:x1="14.8cm" svg:y1="7.4cm" svg:x2="9.6cm" svg:y2="10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4" draw:text-style-name="P26" draw:layer="layout" svg:width="13cm" svg:height="13cm" svg:x="1cm" svg:y="1.4cm">
          <text:p text:style-name="P23"><text:span text:style-name="T10">n=10</text:span></text:p>
          <text:p text:style-name="P23"><text:span text:style-name="T10">i=0</text:span></text:p>
          <text:p text:style-name="P23"><text:span text:style-name="T10">while [ $i -lt $n ]</text:span></text:p>
          <text:p text:style-name="P23"><text:span text:style-name="T10">do</text:span></text:p>
          <text:p text:style-name="P23"><text:span text:style-name="T10"><text:s text:c="8"/></text:span><text:span text:style-name="T10">echo $i</text:span></text:p>
          <text:p text:style-name="P23"><text:span text:style-name="T10"><text:s text:c="8"/></text:span><text:span text:style-name="T10">j=0</text:span></text:p>
          <text:p text:style-name="P23"><text:span text:style-name="T10"><text:s text:c="8"/></text:span><text:span text:style-name="T10">while [ $j -le $i ]</text:span></text:p>
          <text:p text:style-name="P23"><text:span text:style-name="T10"><text:s text:c="8"/></text:span><text:span text:style-name="T10">do</text:span></text:p>
          <text:p text:style-name="P23"><text:span text:style-name="T10"><text:s text:c="16"/></text:span><text:span text:style-name="T10">printf "$j "</text:span></text:p>
          <text:p text:style-name="P23"><text:span text:style-name="T10"><text:s text:c="16"/></text:span><text:span text:style-name="T10">(( j++ ))</text:span></text:p>
          <text:p text:style-name="P23"><text:span text:style-name="T10"><text:s text:c="16"/></text:span><text:span text:style-name="T10">if [ $j -eq 7 ]</text:span></text:p>
          <text:p text:style-name="P23"><text:span text:style-name="T10"><text:s text:c="16"/></text:span><text:span text:style-name="T10">then</text:span></text:p>
          <text:p text:style-name="P23"><text:span text:style-name="T10"><text:s text:c="24"/></text:span><text:span text:style-name="T10">break </text:span><text:span text:style-name="T18">2</text:span></text:p>
          <text:p text:style-name="P23"><text:span text:style-name="T10"><text:s text:c="16"/></text:span><text:span text:style-name="T10">fi</text:span></text:p>
          <text:p text:style-name="P23"><text:span text:style-name="T10"><text:s text:c="8"/></text:span><text:span text:style-name="T10">done</text:span></text:p>
          <text:p text:style-name="P23"><text:span text:style-name="T10"><text:s text:c="8"/></text:span><text:span text:style-name="T10">(( i++ ))</text:span></text:p>
          <text:p text:style-name="P23"><text:span text:style-name="T10">done</text:span></text:p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11.8cm" svg:height="6.147cm" svg:x="15.4cm" svg:y="8.053cm">
          <draw:text-box>
            <text:p><text:span text:style-name="T10">0</text:span></text:p>
            <text:p><text:span text:style-name="T10">0 1</text:span></text:p>
            <text:p><text:span text:style-name="T10">0 1 2</text:span></text:p>
            <text:p><text:span text:style-name="T10">0 1 2 3</text:span></text:p>
            <text:p><text:span text:style-name="T10">0 1 2 3 4</text:span></text:p>
            <text:p><text:span text:style-name="T10">0 1 2 3 4 5</text:span></text:p>
            <text:p><text:span text:style-name="T10">0 1 2 3 4 5 6</text:span></text:p>
            <text:p><text:span text:style-name="T10">0 1 2 3 4 5 6 </text:span></text:p>
          </draw:text-box>
        </draw:frame>
        <draw:frame draw:style-name="gr36" draw:text-style-name="P6" draw:layer="layout" svg:width="12.2cm" svg:height="1.276cm" svg:x="14.6cm" svg:y="5.238cm">
          <draw:text-box>
            <text:p><text:span text:style-name="T19">break out of outer loop</text:span></text:p>
          </draw:text-box>
        </draw:frame>
        <draw:line draw:style-name="gr33" draw:text-style-name="P30" draw:layer="layout" svg:x1="16cm" svg:y1="6.4cm" svg:x2="13.2cm" svg:y2="10.6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continue</text:p>
          </draw:text-box>
        </draw:frame>
        <draw:custom-shape draw:style-name="gr37" draw:text-style-name="P33" draw:layer="layout" svg:width="16.6cm" svg:height="11.543cm" svg:x="1cm" svg:y="3.257cm">
          <text:p text:style-name="P32"><text:span text:style-name="T20">n=9</text:span></text:p>
          <text:p text:style-name="P32"><text:span text:style-name="T20">i=0</text:span></text:p>
          <text:p text:style-name="P32"><text:span text:style-name="T20">while [ $i -lt $n ]</text:span></text:p>
          <text:p text:style-name="P32"><text:span text:style-name="T20">do</text:span></text:p>
          <text:p text:style-name="P32"><text:span text:style-name="T20"><text:s text:c="8"/></text:span><text:span text:style-name="T20">printf "\n loop $i:"</text:span></text:p>
          <text:p text:style-name="P32"><text:span text:style-name="T20"><text:s text:c="8"/></text:span><text:span text:style-name="T20">j=0</text:span></text:p>
          <text:p text:style-name="P32"><text:span text:style-name="T20"><text:s text:c="8"/></text:span><text:span text:style-name="T20">(( i++ ))</text:span></text:p>
          <text:p text:style-name="P32"><text:span text:style-name="T20"><text:s text:c="8"/></text:span><text:span text:style-name="T20">while [ $j -le $i ]</text:span></text:p>
          <text:p text:style-name="P32"><text:span text:style-name="T20"><text:s text:c="8"/></text:span><text:span text:style-name="T20">do</text:span></text:p>
          <text:p text:style-name="P32"><text:span text:style-name="T20"><text:s text:c="16"/></text:span><text:span text:style-name="T20">(( j++ ))</text:span></text:p>
          <text:p text:style-name="P32"><text:span text:style-name="T20"><text:s text:c="16"/></text:span><text:span text:style-name="T20">if [ $j -gt 3 ] &amp;&amp; [ $j -lt 6 ]</text:span></text:p>
          <text:p text:style-name="P32"><text:span text:style-name="T20"><text:s text:c="16"/></text:span><text:span text:style-name="T20">then</text:span></text:p>
          <text:p text:style-name="P32"><text:span text:style-name="T20"><text:s text:c="24"/></text:span><text:span text:style-name="T21">continue</text:span></text:p>
          <text:p text:style-name="P32"><text:span text:style-name="T20"><text:s text:c="16"/></text:span><text:span text:style-name="T20">fi</text:span></text:p>
          <text:p text:style-name="P32"><text:span text:style-name="T20"><text:s text:c="16"/></text:span><text:span text:style-name="T20">printf "$j "</text:span></text:p>
          <text:p text:style-name="P32"><text:span text:style-name="T20"><text:s text:c="8"/></text:span><text:span text:style-name="T20">done</text:span></text:p>
          <text:p text:style-name="P32"><text:span text:style-name="T20">done</text:span></text:p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8.8cm" svg:height="6.119cm" svg:x="18.4cm" svg:y="4.881cm">
          <draw:text-box>
            <text:p><text:span text:style-name="T22"><text:s/></text:span><text:span text:style-name="T22">loop 0:1 2 </text:span></text:p>
            <text:p><text:span text:style-name="T22"><text:s/></text:span><text:span text:style-name="T22">loop 1:1 2 3 </text:span></text:p>
            <text:p><text:span text:style-name="T22"><text:s/></text:span><text:span text:style-name="T22">loop 2:1 2 3 </text:span></text:p>
            <text:p><text:span text:style-name="T22"><text:s/></text:span><text:span text:style-name="T22">loop 3:1 2 3 </text:span></text:p>
            <text:p><text:span text:style-name="T22"><text:s/></text:span><text:span text:style-name="T22">loop 4:1 2 3 6 </text:span></text:p>
            <text:p><text:span text:style-name="T22"><text:s/></text:span><text:span text:style-name="T22">loop 5:1 2 3 6 7 </text:span></text:p>
            <text:p><text:span text:style-name="T22"><text:s/></text:span><text:span text:style-name="T22">loop 6:1 2 3 6 7 8 </text:span></text:p>
            <text:p><text:span text:style-name="T22"><text:s/></text:span><text:span text:style-name="T22">loop 7:1 2 3 6 7 8 9 </text:span></text:p>
            <text:p><text:span text:style-name="T22"><text:s/></text:span><text:span text:style-name="T22">loop 8:1 2 3 6 7 8 9 10</text:span></text:p>
          </draw:text-box>
        </draw:frame>
        <draw:frame draw:style-name="gr39" draw:text-style-name="P34" draw:layer="layout" svg:width="8.4cm" svg:height="2.384cm" svg:x="18.6cm" svg:y="11.416cm">
          <draw:text-box>
            <text:p><text:span text:style-name="T23">Continue will skip rest of the commands in the loop and goes to next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shift</text:p>
          </draw:text-box>
        </draw:frame>
        <draw:frame draw:style-name="gr40" draw:text-style-name="P34" draw:layer="layout" svg:width="8.4cm" svg:height="3.723cm" svg:x="19cm" svg:y="4.8cm">
          <draw:text-box>
            <text:p><text:span text:style-name="T24">shift</text:span><text:span text:style-name="T25"> will shift the command line arguments by one to the left.</text:span></text:p>
          </draw:text-box>
        </draw:frame>
        <draw:custom-shape draw:style-name="gr41" draw:text-style-name="P36" draw:layer="layout" svg:width="16.6cm" svg:height="7.543cm" svg:x="1cm" svg:y="3.257cm">
          <text:p text:style-name="P35"><text:span text:style-name="T20"/></text:p>
          <text:p text:style-name="P35"><text:span text:style-name="T26">i=1</text:span></text:p>
          <text:p text:style-name="P35"><text:span text:style-name="T26">while [ -n "$1" ]</text:span></text:p>
          <text:p text:style-name="P35"><text:span text:style-name="T26">do</text:span></text:p>
          <text:p text:style-name="P35"><text:span text:style-name="T26"><text:s text:c="8"/></text:span><text:span text:style-name="T26">echo argument $i is $1</text:span></text:p>
          <text:p text:style-name="P35"><text:span text:style-name="T26"><text:s text:c="8"/></text:span><text:span text:style-name="T27">shift</text:span></text:p>
          <text:p text:style-name="P35"><text:span text:style-name="T26"><text:s text:c="8"/></text:span><text:span text:style-name="T26">(( i++ ))</text:span></text:p>
          <text:p text:style-name="P35"><text:span text:style-name="T26">done</text:span></text:p>
          <text:p text:style-name="P35"><text:span text:style-name="T2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2" draw:layer="layout" svg:width="25.199cm" svg:height="2.629cm" svg:x="1.4cm" svg:y="0.628cm" presentation:class="title">
          <draw:text-box>
            <text:p text:style-name="P1">exec</text:p>
          </draw:text-box>
        </draw:frame>
        <draw:frame presentation:style-name="pr6" draw:text-style-name="P37" draw:layer="layout" svg:width="25.199cm" svg:height="8cm" svg:x="1.4cm" svg:y="6.6cm" presentation:class="outline" presentation:user-transformed="true">
          <draw:text-box>
            <text:list text:style-name="L3">
              <text:list-item>
                <text:p>To replace shell with a new program or to change i/o settings</text:p>
              </text:list-item>
              <text:list-item>
                <text:p>If new program is launched successfully, it will not return control to the shell</text:p>
              </text:list-item>
              <text:list-item>
                <text:p>If new program fails to launch, the shell continues</text:p>
              </text:list-item>
            </text:list>
          </draw:text-box>
        </draw:frame>
        <draw:custom-shape draw:style-name="gr42" draw:text-style-name="P20" draw:layer="layout" svg:width="20.8cm" svg:height="1.4cm" svg:x="2.2cm" svg:y="4cm">
          <text:p text:style-name="P18"><text:span text:style-name="T8">exec ./my-executable --my-options --my-ar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2" draw:layer="layout" svg:width="25.199cm" svg:height="2.629cm" svg:x="1.4cm" svg:y="0.628cm" presentation:class="title">
          <draw:text-box>
            <text:p text:style-name="P1">eval</text:p>
          </draw:text-box>
        </draw:frame>
        <draw:custom-shape draw:style-name="gr43" draw:text-style-name="P20" draw:layer="layout" svg:width="20.8cm" svg:height="1.4cm" svg:x="2.201cm" svg:y="4.001cm">
          <text:p text:style-name="P18"><text:span text:style-name="T8">eval my-a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37" draw:layer="layout" svg:width="25.199cm" svg:height="9.134cm" svg:x="1.2cm" svg:y="5.866cm" presentation:class="outline" presentation:user-transformed="true">
          <draw:text-box>
            <text:list text:style-name="L3">
              <text:list-item>
                <text:p>Execute argument as a shell command</text:p>
              </text:list-item>
              <text:list-item>
                <text:p>Combines arguments into a single string</text:p>
              </text:list-item>
              <text:list-item>
                <text:p>Returns control to the shell with exit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getopts</text:p>
          </draw:text-box>
        </draw:frame>
        <draw:custom-shape draw:style-name="gr44" draw:text-style-name="P38" draw:layer="layout" svg:width="15.4cm" svg:height="12.2cm" svg:x="1cm" svg:y="3.2cm">
          <text:p text:style-name="P18"><text:span text:style-name="T28">while getopts "ab:c:" options; </text:span></text:p>
          <text:p text:style-name="P18"><text:span text:style-name="T28">do</text:span></text:p>
          <text:p text:style-name="P18"><text:span text:style-name="T28"><text:tab/></text:span><text:span text:style-name="T28">case "${options}" in</text:span></text:p>
          <text:p text:style-name="P18"><text:span text:style-name="T28"><text:tab/></text:span><text:span text:style-name="T28"><text:tab/></text:span><text:span text:style-name="T28">b)</text:span></text:p>
          <text:p text:style-name="P18"><text:span text:style-name="T28"><text:tab/></text:span><text:span text:style-name="T28"><text:tab/></text:span><text:span text:style-name="T28"><text:tab/></text:span><text:span text:style-name="T28">barg=${OPTARG}</text:span></text:p>
          <text:p text:style-name="P18"><text:span text:style-name="T28"><text:tab/></text:span><text:span text:style-name="T28"><text:tab/></text:span><text:span text:style-name="T28"><text:tab/></text:span><text:span text:style-name="T28">echo accepted: -b $barg</text:span></text:p>
          <text:p text:style-name="P18"><text:span text:style-name="T28"><text:tab/></text:span><text:span text:style-name="T28"><text:tab/></text:span><text:span text:style-name="T28"><text:tab/></text:span><text:span text:style-name="T28">;;</text:span></text:p>
          <text:p text:style-name="P18"><text:span text:style-name="T28"><text:tab/></text:span><text:span text:style-name="T28"><text:tab/></text:span><text:span text:style-name="T28">c)</text:span></text:p>
          <text:p text:style-name="P18"><text:span text:style-name="T28"><text:tab/></text:span><text:span text:style-name="T28"><text:tab/></text:span><text:span text:style-name="T28"><text:tab/></text:span><text:span text:style-name="T28">carg=${OPTARG}</text:span></text:p>
          <text:p text:style-name="P18"><text:span text:style-name="T28"><text:tab/></text:span><text:span text:style-name="T28"><text:tab/></text:span><text:span text:style-name="T28"><text:tab/></text:span><text:span text:style-name="T28">echo accepted: -c $carg</text:span></text:p>
          <text:p text:style-name="P18"><text:span text:style-name="T28"><text:tab/></text:span><text:span text:style-name="T28"><text:tab/></text:span><text:span text:style-name="T28"><text:tab/></text:span><text:span text:style-name="T28">;;</text:span></text:p>
          <text:p text:style-name="P18"><text:span text:style-name="T28"><text:tab/></text:span><text:span text:style-name="T28"><text:tab/></text:span><text:span text:style-name="T28">a)</text:span></text:p>
          <text:p text:style-name="P18"><text:span text:style-name="T28"><text:tab/></text:span><text:span text:style-name="T28"><text:tab/></text:span><text:span text:style-name="T28"><text:tab/></text:span><text:span text:style-name="T28">echo accepted: -a</text:span></text:p>
          <text:p text:style-name="P18"><text:span text:style-name="T28"><text:tab/></text:span><text:span text:style-name="T28"><text:tab/></text:span><text:span text:style-name="T28"><text:tab/></text:span><text:span text:style-name="T28">;;</text:span></text:p>
          <text:p text:style-name="P18"><text:span text:style-name="T28"><text:tab/></text:span><text:span text:style-name="T28"><text:tab/></text:span><text:span text:style-name="T28">*)</text:span></text:p>
          <text:p text:style-name="P18"><text:span text:style-name="T28"><text:tab/></text:span><text:span text:style-name="T28"><text:tab/></text:span><text:span text:style-name="T28"><text:tab/></text:span><text:span text:style-name="T28">echo Usage: -a -b barg -c carg</text:span></text:p>
          <text:p text:style-name="P18"><text:span text:style-name="T28"><text:tab/></text:span><text:span text:style-name="T28"><text:tab/></text:span><text:span text:style-name="T28"><text:tab/></text:span><text:span text:style-name="T28">;;</text:span></text:p>
          <text:p text:style-name="P18"><text:span text:style-name="T28"><text:tab/></text:span><text:span text:style-name="T28">esac</text:span></text:p>
          <text:p text:style-name="P18"><text:span text:style-name="T28">done</text:span>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9.8cm" svg:height="3.095cm" svg:x="17cm" svg:y="7.6cm">
          <draw:text-box>
            <text:p>This script can be invoked with only three options: <text:span text:style-name="T12">a, b, c</text:span>. The options <text:span text:style-name="T12">b</text:span> and <text:span text:style-name="T12">c</text:span> will take arguments. 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select loop</text:p>
          </draw:text-box>
        </draw:frame>
        <draw:custom-shape draw:style-name="gr46" draw:text-style-name="P24" draw:layer="layout" svg:width="22cm" svg:height="11cm" svg:x="1.2cm" svg:y="3.6cm">
          <text:p text:style-name="P23"><text:span text:style-name="T10">echo select a middle one</text:span></text:p>
          <text:p text:style-name="P23"><text:span text:style-name="T10">select i in {1..10}</text:span></text:p>
          <text:p text:style-name="P23"><text:span text:style-name="T10">do</text:span></text:p>
          <text:p text:style-name="P23"><text:span text:style-name="T10"><text:s text:c="8"/></text:span><text:span text:style-name="T10">case $i in</text:span></text:p>
          <text:p text:style-name="P23"><text:span text:style-name="T10"><text:s text:c="16"/></text:span><text:span text:style-name="T10">1 | 2 | 3)</text:span></text:p>
          <text:p text:style-name="P23"><text:span text:style-name="T10"><text:s text:c="24"/></text:span><text:span text:style-name="T10">echo you picked a small one;;</text:span></text:p>
          <text:p text:style-name="P23"><text:span text:style-name="T10"><text:s text:c="16"/></text:span><text:span text:style-name="T10">8 | 9 | 10)</text:span></text:p>
          <text:p text:style-name="P23"><text:span text:style-name="T10"><text:s text:c="24"/></text:span><text:span text:style-name="T10">echo you picked a big one;;</text:span></text:p>
          <text:p text:style-name="P23"><text:span text:style-name="T10"><text:s text:c="16"/></text:span><text:span text:style-name="T10">4 | 5 | 6 | 7)</text:span></text:p>
          <text:p text:style-name="P23"><text:span text:style-name="T10"><text:s text:c="24"/></text:span><text:span text:style-name="T10">echo you picked the right one</text:span></text:p>
          <text:p text:style-name="P23"><text:span text:style-name="T10"><text:s text:c="24"/></text:span><text:span text:style-name="T10">break;;</text:span></text:p>
          <text:p text:style-name="P23"><text:span text:style-name="T10"><text:s text:c="8"/></text:span><text:span text:style-name="T10">esac</text:span></text:p>
          <text:p text:style-name="P23"><text:span text:style-name="T10">done</text:span></text:p>
          <text:p text:style-name="P23"><text:span text:style-name="T10">echo selection completed with $i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7.4cm" svg:height="2.4cm" svg:x="19.6cm" svg:y="12.8cm">
          <text:p text:style-name="P39"><text:span text:style-name="T29">Text menu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48" draw:text-style-name="P40" draw:layer="layout" svg:width="23.6cm" svg:height="4.037cm" svg:x="2.2cm" svg:y="6.563cm">
          <draw:text-box>
            <text:p><text:span text:style-name="T30">You have seen most of the features needed to </text:span></text:p>
            <text:p><text:span text:style-name="T30">create a professional bash script</text:span></text:p>
            <text:p><text:span text:style-name="T31"/></text:p>
            <text:p><text:span text:style-name="T30">Explore by trying out 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5:10:29.378190338</meta:creation-date>
    <dc:date>2022-01-26T14:21:39.371085215</dc:date>
    <meta:editing-duration>PT3H18M27S</meta:editing-duration>
    <meta:editing-cycles>47</meta:editing-cycles>
    <meta:generator>LibreOffice/6.4.7.2$Linux_X86_64 LibreOffice_project/40$Build-2</meta:generator>
    <meta:document-statistic meta:object-count="145"/>
  </office:meta>
</office:document-meta>
</file>